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9T18:52:34.194856641</dc:date>
    <meta:editing-cycles>29</meta:editing-cycles>
    <meta:editing-duration>PT1H23M3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-2.82842712474619">
                <text:p>-2.82842712474619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2.82842712474619">
                <text:p>-2.82842712474619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4">
                <text:p>-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82842712474619">
                <text:p>-2.82842712474619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